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2f2c9" officeooo:paragraph-rsid="0012f2c9"/>
    </style:style>
    <style:style style:name="P2" style:family="paragraph" style:parent-style-name="Standard">
      <style:paragraph-properties fo:text-align="justify" style:justify-single-word="false"/>
      <style:text-properties officeooo:rsid="001454bf" officeooo:paragraph-rsid="001454bf"/>
    </style:style>
    <style:style style:name="P3" style:family="paragraph" style:parent-style-name="Standard" style:list-style-name="L3">
      <style:paragraph-properties fo:text-align="justify" style:justify-single-word="false"/>
      <style:text-properties officeooo:rsid="001454bf" officeooo:paragraph-rsid="001454bf"/>
    </style:style>
    <style:style style:name="P4" style:family="paragraph" style:parent-style-name="Standard" style:list-style-name="L3">
      <style:paragraph-properties fo:text-align="justify" style:justify-single-word="false"/>
      <style:text-properties officeooo:rsid="001632fa" officeooo:paragraph-rsid="001632fa"/>
    </style:style>
    <style:style style:name="P5" style:family="paragraph" style:parent-style-name="Standard">
      <style:paragraph-properties fo:text-align="justify" style:justify-single-word="false"/>
      <style:text-properties officeooo:rsid="001632fa" officeooo:paragraph-rsid="001632fa"/>
    </style:style>
    <style:style style:name="P6" style:family="paragraph" style:parent-style-name="Standard">
      <style:paragraph-properties fo:text-align="justify" style:justify-single-word="false"/>
      <style:text-properties officeooo:paragraph-rsid="0012f2c9"/>
    </style:style>
    <style:style style:name="P7" style:family="paragraph" style:parent-style-name="Standard">
      <style:paragraph-properties fo:text-align="justify" style:justify-single-word="false"/>
      <style:text-properties officeooo:rsid="0019dd2e" officeooo:paragraph-rsid="0019dd2e"/>
    </style:style>
    <style:style style:name="P8" style:family="paragraph" style:parent-style-name="Standard">
      <style:paragraph-properties fo:text-align="justify" style:justify-single-word="false"/>
      <style:text-properties officeooo:rsid="001ecbab" officeooo:paragraph-rsid="001ecbab"/>
    </style:style>
    <style:style style:name="P9" style:family="paragraph" style:parent-style-name="Standard">
      <style:paragraph-properties fo:text-align="justify" style:justify-single-word="false"/>
      <style:text-properties fo:font-style="italic" fo:font-weight="bold" officeooo:rsid="001eda5a" officeooo:paragraph-rsid="001eda5a" style:font-style-asian="italic" style:font-weight-asian="bold" style:font-style-complex="italic" style:font-weight-complex="bold"/>
    </style:style>
    <style:style style:name="P10" style:family="paragraph" style:parent-style-name="Text_20_body">
      <style:paragraph-properties fo:margin-left="0in" fo:margin-right="0in" fo:text-indent="0in" style:auto-text-indent="false" style:writing-mode="lr-tb"/>
    </style:style>
    <style:style style:name="P11" style:family="paragraph" style:parent-style-name="Text_20_body" style:list-style-name="L1">
      <style:paragraph-properties fo:margin-left="0in" fo:margin-right="0in" fo:text-indent="0in" style:auto-text-indent="false" style:writing-mode="lr-tb"/>
    </style:style>
    <style:style style:name="P12" style:family="paragraph" style:parent-style-name="Text_20_body" style:list-style-name="L2">
      <style:paragraph-properties fo:margin-left="0in" fo:margin-right="0in" fo:text-indent="0in" style:auto-text-indent="false" style:writing-mode="lr-tb"/>
    </style:style>
    <style:style style:name="P13" style:family="paragraph" style:parent-style-name="Text_20_body">
      <style:paragraph-properties fo:text-align="center" style:justify-single-word="false"/>
      <style:text-properties fo:font-style="italic" fo:font-weight="bold" officeooo:rsid="002001e7" officeooo:paragraph-rsid="002001e7" style:font-style-asian="italic" style:font-weight-asian="bold" style:font-style-complex="italic" style:font-weight-complex="bold"/>
    </style:style>
    <style:style style:name="T1" style:family="text">
      <style:text-properties officeooo:rsid="0012f2c9"/>
    </style:style>
    <style:style style:name="T2" style:family="text">
      <style:text-properties officeooo:rsid="001454bf"/>
    </style:style>
    <style:style style:name="T3" style:family="text">
      <style:text-properties officeooo:rsid="0017de3b"/>
    </style:style>
    <style:style style:name="T4" style:family="text">
      <style:text-properties officeooo:rsid="0019dd2e"/>
    </style:style>
    <style:style style:name="T5" style:family="text">
      <style:text-properties officeooo:rsid="001b76ba"/>
    </style:style>
    <style:style style:name="T6" style:family="text">
      <style:text-properties officeooo:rsid="001ecba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Nome: <text:span text:style-name="T9">Felipe Echeverria Vilhalva <text:s text:c="53"/></text:span>RGM: <text:span text:style-name="T9">45611</text:span></text:p>
      <text:p text:style-name="P9"><text:span text:style-name="T9"/></text:p>
      <text:p text:style-name="P13"><text:bookmark text:name="yui_3_18_1_1_1758564107674_379"/><text:span text:style-name="T9">Atividade Individual: Diário de Reflexão sobre o Reúso de Software na Prática</text:span></text:p>
      <text:p text:style-name="P6"/>
      <text:p text:style-name="P6"><text:span text:style-name="T1">A reusabilidade do software foi essencial para meu desenvolvimento academico e profissional, visto que o reuso de códigos já prontos n</text:span><text:span text:style-name="T2">a maior parte dos projetos de desenvolvimento é quase obrigatório, de forma que otimize o tempo.</text:span></text:p>
      <text:p text:style-name="P1"/>
      <text:p text:style-name="P2">Exemplos de uso real desse método são:</text:p>
      <text:p text:style-name="P2"/>
      <text:list text:style-name="L3">
        <text:list-item>
          <text:p text:style-name="P3">utilização de frameworks para construção de aplicativos móveis ou desktops, como electron, vuejs, react native, java springboot, nestjs etc.</text:p>
        </text:list-item>
        <text:list-item>
          <text:p text:style-name="P3">Uso de códigos já feitos por mim mesmo, como problemas de ordenação rapida, consultas rapidas e eficientes para um modelo de dados.</text:p>
        </text:list-item>
        <text:list-item>
          <text:p text:style-name="P4">Us<text:span text:style-name="T6">o</text:span> templates para APIs para otimizar o tempo de construção da “parte fácil” dela.</text:p>
        </text:list-item>
      </text:list>
      <text:p text:style-name="P5"/>
      <text:p text:style-name="P5">Contudo, apesar de haver muitos beneficios para o reuso de software, por exemplo, <text:span text:style-name="T6">o</text:span> alto aproveitamento do tempo de desenvolvimento de uma aplicação, existem desafios <text:span text:style-name="T3">d</text:span>o mesmo, como a alta quantidade de bibliotecas dependentes de terceiros, ou seja, <text:span text:style-name="T4">dependencia total ou parcial</text:span> da confiabilidade de software de outras pessoas;bibliotecas descontinuadas, de modo que a manutenção delas foi interrompida etc.</text:p>
      <text:p text:style-name="P5"/>
      <text:p text:style-name="P7">Uma experiencia real minha no reuso de software, foi quando eu queria fazer uma API usando bibliotecas de terceiros para facilitar a construção da minha API, porém essas bibliotecas foram desativadas e descontinuadas, de forma que <text:span text:style-name="T5">eu </text:span>tive que buscar outros métodos de resolver meus problemas ou até mesmo criar uma solução pra eles.</text:p>
      <text:p text:style-name="P7"/>
      <text:p text:style-name="P8">Ademais, as experiencias reais de reuso de software na minha carreira contribuiram para um pensamento mais modular, funcional e global e menos local, ou seja, maior o reuso e aproveitamento de modulos(programas) já feitos anteriormente, e menor uso códigos locais, dessa forma o código fica mais limpo e organizado.</text:p>
      <text:p text:style-name="P8"/>
      <text:p text:style-name="P8">Em suma, antes de pensar em reuso de software, pense primeiro “esse código é reusavel em outras partes do programa/software?”, se a resposta para esse pergunta for sim, é ideal e essencial buscar uma solução reutilizando partes do código para diminuir a complexidade e legibilidade, se não, o ideal é buscar outras soluções para a construção do seu software. </text:p>
      <text:p text:style-name="P7"/>
      <text:p text:style-name="P5"/>
      <text:p text:style-name="P5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14:02:01.785689628</meta:creation-date>
    <meta:generator>LibreOffice/24.2.7.2$Linux_X86_64 LibreOffice_project/420$Build-2</meta:generator>
    <dc:date>2025-09-22T14:32:58.560563673</dc:date>
    <meta:editing-duration>PT30M52S</meta:editing-duration>
    <meta:editing-cycles>11</meta:editing-cycles>
    <meta:print-date>2025-09-22T14:33:05.240629661</meta:print-date>
    <meta:printed-by>PDF files</meta:printed-by>
    <meta:document-statistic meta:table-count="0" meta:image-count="0" meta:object-count="0" meta:page-count="1" meta:paragraph-count="11" meta:word-count="340" meta:character-count="2210" meta:non-whitespace-character-count="1830"/>
  </office:meta>
</office:document-meta>
</file>